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T Sans" svg:font-family="'PT Sans'" style:font-family-generic="swiss" style:font-pitch="variable"/>
    <style:font-face style:name="PT Sans Narrow" svg:font-family="'PT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76cm" draw:marker-start-width="0.419cm" draw:marker-end-width="0.419cm" draw:fill="none" draw:textarea-vertical-align="middle" fo:padding-top="0.163cm" fo:padding-bottom="0.163cm" fo:padding-left="0.288cm" fo:padding-right="0.288cm"/>
    </style:style>
    <style:style style:name="gr2" style:family="graphic" style:parent-style-name="standard">
      <style:graphic-properties draw:stroke="none" svg:stroke-color="#000000" draw:fill="none" draw:fill-color="#ffffff" fo:min-height="1.397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2.286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  <style:text-properties style:font-name="PT Sans" fo:font-size="14pt" style:font-size-asian="14pt" style:font-size-complex="14pt"/>
    </style:style>
    <style:style style:name="P3" style:family="paragraph">
      <style:paragraph-properties fo:text-align="center"/>
      <style:text-properties style:font-name="FreeMono" fo:font-size="13pt" style:font-size-asian="13pt" style:font-size-complex="13pt"/>
    </style:style>
    <style:style style:name="P4" style:family="paragraph">
      <style:text-properties style:font-name="FreeMono" fo:font-size="13pt" style:font-size-asian="13pt" style:font-size-complex="13pt"/>
    </style:style>
    <style:style style:name="P5" style:family="paragraph">
      <style:paragraph-properties fo:text-align="center"/>
      <style:text-properties style:font-name="FreeMono" fo:font-weight="bold" style:font-weight-asian="bold" style:font-weight-complex="bold"/>
    </style:style>
    <style:style style:name="P6" style:family="paragraph">
      <style:paragraph-properties fo:text-align="center"/>
      <style:text-properties style:font-name="FreeMono" fo:font-size="14pt" style:font-size-asian="14pt" style:font-size-complex="14pt"/>
    </style:style>
    <style:style style:name="P7" style:family="paragraph">
      <style:text-properties style:font-name="FreeMono" fo:font-size="14pt" style:font-size-asian="14pt" style:font-size-complex="14pt"/>
    </style:style>
    <style:style style:name="T1" style:family="text">
      <style:text-properties style:font-name="PT Sans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PT Sans" fo:font-size="14pt" style:font-size-asian="14pt" style:font-size-complex="14pt"/>
    </style:style>
    <style:style style:name="T3" style:family="text">
      <style:text-properties style:font-name="PT Sans"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font-name="FreeMono"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="FreeMono" fo:font-size="14pt" style:font-size-asian="14pt" style:font-size-complex="14pt"/>
    </style:style>
    <style:style style:name="T6" style:family="text">
      <style:text-properties style:font-name="FreeMono" fo:font-weight="bold" style:font-weight-asian="bold" style:font-weight-complex="bold"/>
    </style:style>
    <style:style style:name="T7" style:family="text">
      <style:text-properties style:font-name="FreeMono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064cm" svg:y1="6.87cm" svg:x2="5.23cm" svg:y2="26.4cm">
          <text:p/>
        </draw:line>
        <draw:frame draw:style-name="gr2" draw:text-style-name="P2" draw:layer="layout" svg:width="5.715cm" svg:height="1.647cm" svg:x="3.032cm" svg:y="5.064cm">
          <draw:text-box>
            <text:p text:style-name="P2"><text:span text:style-name="T1">Player A </text:span></text:p>
            <text:p text:style-name="P2"><text:span text:style-name="T2">(</text:span><text:span text:style-name="T3">Host Node</text:span><text:span text:style-name="T2">)</text:span></text:p>
          </draw:text-box>
        </draw:frame>
        <draw:frame draw:style-name="gr2" draw:text-style-name="P2" draw:layer="layout" svg:width="5.715cm" svg:height="1.647cm" svg:x="13.192cm" svg:y="5.064cm">
          <draw:text-box>
            <text:p text:style-name="P2"><text:span text:style-name="T1">Player B </text:span></text:p>
            <text:p text:style-name="P2"><text:span text:style-name="T2">(</text:span><text:span text:style-name="T3">Initiator Node</text:span><text:span text:style-name="T2">)</text:span></text:p>
          </draw:text-box>
        </draw:frame>
        <draw:line draw:style-name="gr1" draw:text-style-name="P1" draw:layer="layout" svg:x1="16.494cm" svg:y1="6.842cm" svg:x2="16.621cm" svg:y2="26.4cm">
          <text:p/>
        </draw:line>
        <draw:line draw:style-name="gr3" draw:text-style-name="P1" draw:layer="layout" svg:x1="16.367cm" svg:y1="7.731cm" svg:x2="5.064cm" svg:y2="10.017cm">
          <svg:title>asdasdasd</svg:title>
          <text:p/>
        </draw:line>
        <draw:frame draw:style-name="gr4" draw:text-style-name="P3" draw:layer="layout" svg:width="11.644cm" svg:height="1.241cm" draw:transform="rotate (0.15707963267949) translate (5.307cm 8.156cm)">
          <draw:text-box>
            <text:p text:style-name="P3"><text:span text:style-name="T4">New game request</text:span><text:span text:style-name="T5"> </text:span></text:p>
            <text:p text:style-name="P4"><text:span text:style-name="T5">ccnx:/uu/core/games/ttt/new/&lt;gameid&gt;</text:span></text:p>
          </draw:text-box>
        </draw:frame>
        <draw:line draw:style-name="gr3" draw:text-style-name="P1" draw:layer="layout" svg:x1="5.191cm" svg:y1="10.525cm" svg:x2="16.494cm" svg:y2="12.557cm">
          <text:p/>
        </draw:line>
        <draw:line draw:style-name="gr3" draw:text-style-name="P1" draw:layer="layout" svg:x1="16.494cm" svg:y1="13.446cm" svg:x2="5.191cm" svg:y2="16.367cm">
          <text:p/>
        </draw:line>
        <draw:line draw:style-name="gr3" draw:text-style-name="P1" draw:layer="layout" svg:x1="5.318cm" svg:y1="16.621cm" svg:x2="16.494cm" svg:y2="18.272cm">
          <text:p/>
        </draw:line>
        <draw:frame draw:style-name="gr5" draw:text-style-name="P5" draw:layer="layout" svg:width="6.604cm" svg:height="2.536cm" svg:x="7.604cm" svg:y="17.387cm">
          <draw:text-box>
            <text:p text:style-name="P5"><text:span text:style-name="T6">.</text:span></text:p>
            <text:p text:style-name="P5"><text:span text:style-name="T6">.</text:span></text:p>
            <text:p text:style-name="P5"><text:span text:style-name="T6">.</text:span></text:p>
          </draw:text-box>
        </draw:frame>
        <draw:line draw:style-name="gr3" draw:text-style-name="P1" draw:layer="layout" svg:x1="5.191cm" svg:y1="20.304cm" svg:x2="16.621cm" svg:y2="21.828cm">
          <text:p/>
        </draw:line>
        <draw:line draw:style-name="gr3" draw:text-style-name="P1" draw:layer="layout" svg:x1="16.621cm" svg:y1="22.336cm" svg:x2="5.191cm" svg:y2="25.257cm">
          <text:p/>
        </draw:line>
        <draw:frame draw:style-name="gr4" draw:text-style-name="P6" draw:layer="layout" svg:width="8.381cm" svg:height="1.241cm" draw:transform="rotate (-0.174532925199433) translate (7.478cm 9.626cm)">
          <draw:text-box>
            <text:p text:style-name="P6"><text:span text:style-name="T4">Content Object with game state for &lt;gameid&gt;</text:span></text:p>
          </draw:text-box>
        </draw:frame>
        <draw:frame draw:style-name="gr2" draw:layer="layout" svg:width="8.382cm" svg:height="1.647cm" svg:x="7.096cm" svg:y="12.938cm">
          <draw:text-box>
            <text:p/>
          </draw:text-box>
        </draw:frame>
        <draw:frame draw:style-name="gr4" draw:text-style-name="P6" draw:layer="layout" svg:width="12.291cm" svg:height="1.241cm" draw:transform="rotate (0.244346095279206) translate (4.81cm 15.036cm)">
          <draw:text-box>
            <text:p text:style-name="P6"><text:span text:style-name="T4">Request for move #1</text:span><text:span text:style-name="T5"> </text:span></text:p>
            <text:p text:style-name="P7"><text:span text:style-name="T5">ccnx:/uu/core/games/ttt/&lt;gameid&gt;/move/1</text:span></text:p>
          </draw:text-box>
        </draw:frame>
        <draw:frame draw:style-name="gr4" draw:text-style-name="P4" draw:layer="layout" svg:width="8.615cm" svg:height="0.708cm" draw:transform="rotate (-0.139800873084745) translate (7.709cm 16.113cm)">
          <draw:text-box>
            <text:p text:style-name="P4"><text:span text:style-name="T7">Content Object with move #1</text:span></text:p>
          </draw:text-box>
        </draw:frame>
        <draw:frame draw:style-name="gr4" draw:text-style-name="P6" draw:layer="layout" svg:width="11.473cm" svg:height="1.241cm" draw:transform="rotate (-0.139800873084745) translate (5.099cm 18.949cm)">
          <draw:text-box>
            <text:p text:style-name="P6"><text:span text:style-name="T4">End game request </text:span><text:span text:style-name="T5">ccnx:/uu/core/games/ttt/fin/&lt;gameid&gt;</text:span></text:p>
          </draw:text-box>
        </draw:frame>
        <draw:frame draw:style-name="gr4" draw:text-style-name="P7" draw:layer="layout" svg:width="9.978cm" svg:height="0.746cm" draw:transform="rotate (0.226892802759263) translate (5.671cm 24.214cm)">
          <draw:text-box>
            <text:p text:style-name="P7"><text:span text:style-name="T4">Content Object with final sta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T Sans" svg:font-family="'PT Sans'" style:font-family-generic="swiss" style:font-pitch="variable"/>
    <style:font-face style:name="PT Sans Narrow" svg:font-family="'PT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10T12:20:45.961814471</meta:creation-date>
    <dc:date>2014-02-10T14:03:26.097756923</dc:date>
    <meta:editing-duration>PT41M6S</meta:editing-duration>
    <meta:editing-cycles>1</meta:editing-cycles>
    <meta:document-statistic meta:object-count="18"/>
    <meta:generator>LibreOffice/4.1.4.2$Linux_X86_64 LibreOffice_project/410$Build-2</meta:generator>
  </office:meta>
</office:document-meta>
</file>